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2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66cm" fo:min-width="1.6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cm" fo:min-width="0.7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.73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fo:min-height="13.86cm"/>
    </style:style>
    <style:style style:name="pr6" style:family="presentation" style:parent-style-name="Default-outline1">
      <style:graphic-properties fo:min-height="13.61cm"/>
    </style:style>
    <style:style style:name="P1" style:family="paragraph">
      <style:text-properties fo:font-family="'DejaVu Sans Mono'" style:font-family-generic="modern" style:font-pitch="fixed"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color="#ff0000"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0pt"/>
    </style:style>
    <style:style style:name="P7" style:family="paragraph">
      <style:text-properties fo:color="#0000ff" fo:font-weight="bold" style:font-weight-asian="bold" style:font-weight-complex="bold"/>
    </style:style>
    <style:style style:name="P8" style:family="paragraph">
      <style:text-properties fo:font-family="'DejaVu Serif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P9" style:family="paragraph">
      <style:text-properties fo:font-size="54pt" style:font-size-asian="54pt" style:font-size-complex="54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style:text-properties fo:font-size="22pt" style:font-size-asian="22pt" style:font-size-complex="22pt"/>
    </style:style>
    <style:style style:name="T1" style:family="text">
      <style:text-properties fo:font-family="'DejaVu Sans Mono'" style:font-family-generic="modern" style:font-pitch="fixed" fo:font-size="24pt" style:font-size-asian="24pt" style:font-size-complex="24pt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color="#0000ff" fo:font-weight="bold" style:font-weight-asian="bold" style:font-weight-complex="bold"/>
    </style:style>
    <style:style style:name="T7" style:family="text">
      <style:text-properties fo:font-family="'DejaVu Sans Mono'" style:font-family-generic="modern" style:font-pitch="fixed" fo:font-size="24pt" style:font-size-asian="24pt" style:font-size-complex="24pt"/>
    </style:style>
    <style:style style:name="T8" style:family="text">
      <style:text-properties fo:font-family="'DejaVu Serif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T9" style:family="text">
      <style:text-properties fo:font-family="'DejaVu Serif'" style:font-family-generic="roman" style:font-pitch="variable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family="'Liberation Mono'" style:font-family-generic="modern" style:font-pitch="fixed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troduktion till Haskell</text:p>
                <text:list>
                  <text:list-item>
                    <text:p>Små övningar (1h ?)</text:p>
                  </text:list-item>
                </text:list>
              </text:list-item>
              <text:list-item>
                <text:p>Brainfuck</text:p>
                <text:list>
                  <text:list-item>
                    <text:p>Implementera interpretator (tills vi lyckas eller tröttnar)</text:p>
                  </text:list-item>
                </text:list>
              </text:list-item>
              <text:list-item>
                <text:p>Feedback</text:p>
                <text:list>
                  <text:list-item>
                    <text:p>Vad var det viktigaste jag lärde jag mig idag? (innan du går 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Hello World</text:p>
          </draw:text-box>
        </draw:frame>
        <draw:frame draw:style-name="gr2" draw:text-style-name="P1" draw:layer="layout" svg:width="13.97cm" svg:height="2.223cm" svg:x="6.858cm" svg:y="7.874cm">
          <draw:text-box>
            <text:p><text:span text:style-name="T1">main = do</text:span></text:p>
            <text:p><text:span text:style-name="T1"><text:s text:c="4"/></text:span><text:span text:style-name="T1">putStrLn "Hello World"</text:span></text:p>
          </draw:text-box>
        </draw:frame>
        <draw:frame draw:style-name="gr2" draw:text-style-name="P1" draw:layer="layout" svg:width="17.526cm" svg:height="1.237cm" svg:x="6.858cm" svg:y="13.462cm">
          <draw:text-box>
            <text:p><text:span text:style-name="T1">$ runhaskell HelloHaskell.hs</text:span></text:p>
          </draw:text-box>
        </draw:frame>
        <draw:line draw:style-name="gr3" draw:text-style-name="P2" draw:layer="layout" svg:x1="6.096cm" svg:y1="10.668cm" svg:x2="7.62cm" svg:y2="9.906cm">
          <text:p/>
        </draw:line>
        <draw:frame draw:style-name="gr4" draw:text-style-name="P3" draw:layer="layout" svg:width="5.802cm" svg:height="0.962cm" svg:x="3.148cm" svg:y="10.822cm">
          <draw:text-box>
            <text:p><text:span text:style-name="T2">Indentering vikti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Input/Output</text:p>
          </draw:text-box>
        </draw:frame>
        <draw:frame draw:style-name="gr2" draw:text-style-name="P1" draw:layer="layout" svg:width="19.05cm" svg:height="4.195cm" svg:x="4.842cm" svg:y="7.875cm">
          <draw:text-box>
            <text:p><text:span text:style-name="T1">main = do</text:span></text:p>
            <text:p><text:span text:style-name="T1"><text:s text:c="4"/></text:span><text:span text:style-name="T1">putStrLn "What is your name?"</text:span></text:p>
            <text:p><text:span text:style-name="T1"><text:s text:c="4"/></text:span><text:span text:style-name="T1">name &lt;- getLine</text:span></text:p>
            <text:p><text:span text:style-name="T1"><text:s text:c="4"/></text:span><text:span text:style-name="T1">putStrLn ("Hello " ++ name)</text:span></text:p>
          </draw:text-box>
        </draw:frame>
        <draw:line draw:style-name="gr3" draw:text-style-name="P2" draw:layer="layout" svg:x1="12.528cm" svg:y1="6.94cm" svg:x2="11.258cm" svg:y2="9.988cm">
          <text:p/>
        </draw:line>
        <draw:frame draw:style-name="gr4" draw:text-style-name="P3" draw:layer="layout" svg:width="11.085cm" svg:height="0.962cm" svg:x="12.774cm" svg:y="6.404cm">
          <draw:text-box>
            <text:p><text:span text:style-name="T2">1. Extrahera värde från en io action</text:span></text:p>
          </draw:text-box>
        </draw:frame>
        <draw:frame draw:style-name="gr4" draw:text-style-name="P3" draw:layer="layout" svg:width="7.762cm" svg:height="0.962cm" svg:x="12.954cm" svg:y="13.77cm">
          <draw:text-box>
            <text:p><text:span text:style-name="T2">2. Konkatenera strängar</text:span></text:p>
          </draw:text-box>
        </draw:frame>
        <draw:line draw:style-name="gr3" draw:text-style-name="P2" draw:layer="layout" svg:x1="16.51cm" svg:y1="13.77cm" svg:x2="17.018cm" svg:y2="12.192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Funktioner</text:p>
          </draw:text-box>
        </draw:frame>
        <draw:frame draw:style-name="gr2" draw:text-style-name="P1" draw:layer="layout" svg:width="24.892cm" svg:height="5.181cm" svg:x="1.778cm" svg:y="7.874cm">
          <draw:text-box>
            <text:p><text:span text:style-name="T1">fib :: Int -&gt; Int</text:span></text:p>
            <text:p><text:span text:style-name="T1">fib n = 8</text:span></text:p>
            <text:p><text:span text:style-name="T1"/></text:p>
            <text:p><text:span text:style-name="T1">main = do</text:span></text:p>
            <text:p><text:span text:style-name="T1"><text:s text:c="4"/></text:span><text:span text:style-name="T1">putStrLn $ "fib(6) = " ++ (show (fib 6))</text:span></text:p>
          </draw:text-box>
        </draw:frame>
        <draw:line draw:style-name="gr3" draw:text-style-name="P2" draw:layer="layout" svg:x1="14.986cm" svg:y1="6.858cm" svg:x2="11.684cm" svg:y2="7.874cm">
          <text:p/>
        </draw:line>
        <draw:line draw:style-name="gr3" draw:text-style-name="P2" draw:layer="layout" svg:x1="23.114cm" svg:y1="16.274cm" svg:x2="23.114cm" svg:y2="13.226cm">
          <text:p/>
        </draw:line>
        <draw:line draw:style-name="gr3" draw:text-style-name="P2" draw:layer="layout" svg:x1="12.7cm" svg:y1="10.16cm" svg:x2="8.636cm" svg:y2="9.652cm">
          <text:p/>
        </draw:line>
        <draw:frame draw:style-name="gr4" draw:text-style-name="P3" draw:layer="layout" svg:width="5.726cm" svg:height="0.962cm" svg:x="15.331cm" svg:y="6.25cm">
          <draw:text-box>
            <text:p><text:span text:style-name="T2">1. Typdeklaration</text:span></text:p>
          </draw:text-box>
        </draw:frame>
        <draw:frame draw:style-name="gr4" draw:text-style-name="P3" draw:layer="layout" svg:width="6.844cm" svg:height="0.962cm" svg:x="12.991cm" svg:y="9.706cm">
          <draw:text-box>
            <text:p><text:span text:style-name="T2">2. Matematisk syntax</text:span></text:p>
          </draw:text-box>
        </draw:frame>
        <draw:frame draw:style-name="gr4" draw:text-style-name="P4" draw:layer="layout" svg:width="4.481cm" svg:height="1.673cm" svg:x="20.891cm" svg:y="16.582cm">
          <draw:text-box>
            <text:p text:style-name="P2"><text:span text:style-name="T3">4. Parenteser</text:span></text:p>
            <text:p text:style-name="P2"><text:span text:style-name="T3">Utanför</text:span></text:p>
          </draw:text-box>
        </draw:frame>
        <draw:line draw:style-name="gr3" draw:text-style-name="P2" draw:layer="layout" svg:x1="8.935cm" svg:y1="16.51cm" svg:x2="8.935cm" svg:y2="13.462cm">
          <text:p/>
        </draw:line>
        <draw:frame draw:style-name="gr4" draw:text-style-name="P5" draw:layer="layout" svg:width="3.321cm" svg:height="0.962cm" svg:x="7.612cm" svg:y="16.818cm">
          <draw:text-box>
            <text:p><text:span text:style-name="T3">3. Socker</text:span></text:p>
          </draw:text-box>
        </draw:frame>
        <draw:line draw:style-name="gr3" draw:text-style-name="P2" draw:layer="layout" svg:x1="18.587cm" svg:y1="16.307cm" svg:x2="18.587cm" svg:y2="13.259cm">
          <text:p/>
        </draw:line>
        <draw:frame draw:style-name="gr4" draw:text-style-name="P4" draw:layer="layout" svg:width="3.647cm" svg:height="0.962cm" svg:x="16.764cm" svg:y="16.615cm">
          <draw:text-box>
            <text:p text:style-name="P2"><text:span text:style-name="T3">3. toSt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attern Matching</text:p>
          </draw:text-box>
        </draw:frame>
        <draw:frame draw:style-name="gr2" draw:text-style-name="P1" draw:layer="layout" svg:width="10.16cm" svg:height="4.195cm" svg:x="9.078cm" svg:y="8.574cm">
          <draw:text-box>
            <text:p><text:span text:style-name="T1">fib :: Int -&gt; Int</text:span></text:p>
            <text:p><text:span text:style-name="T4">fib 0 = 0</text:span></text:p>
            <text:p><text:span text:style-name="T4">fib 1 = 1</text:span></text:p>
            <text:p><text:span text:style-name="T1">fib n = 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Rekursion</text:p>
          </draw:text-box>
        </draw:frame>
        <draw:frame draw:style-name="gr2" draw:text-style-name="P1" draw:layer="layout" svg:width="16.214cm" svg:height="4.195cm" svg:x="6.278cm" svg:y="7.174cm">
          <draw:text-box>
            <text:p><text:span text:style-name="T1">fib :: Int -&gt; Int</text:span></text:p>
            <text:p><text:span text:style-name="T5">fib 0 = 0</text:span></text:p>
            <text:p><text:span text:style-name="T5">fib 1 = 1</text:span></text:p>
            <text:p><text:span text:style-name="T4">fib n = fib (n-1) + fib (n-2)</text:span></text:p>
          </draw:text-box>
        </draw:frame>
        <draw:line draw:style-name="gr3" draw:text-style-name="P2" draw:layer="layout" svg:x1="20.011cm" svg:y1="15.202cm" svg:x2="20.011cm" svg:y2="12.154cm">
          <text:p/>
        </draw:line>
        <draw:frame draw:style-name="gr4" draw:text-style-name="P4" draw:layer="layout" svg:width="3.774cm" svg:height="1.673cm" svg:x="18.188cm" svg:y="15.51cm">
          <draw:text-box>
            <text:p text:style-name="P2"><text:span text:style-name="T3">Parenteser</text:span></text:p>
            <text:p text:style-name="P2"><text:span text:style-name="T3">Utanfö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Data</text:p>
          </draw:text-box>
        </draw:frame>
        <draw:frame draw:style-name="gr2" draw:text-style-name="P1" draw:layer="layout" svg:width="24.892cm" svg:height="8.139cm" svg:x="1.778cm" svg:y="7.075cm">
          <draw:text-box>
            <text:p><text:span text:style-name="T1">data BinaryTree = Node BinaryTree BinaryTree</text:span></text:p>
            <text:p><text:span text:style-name="T1"><text:s text:c="16"/></text:span><text:span text:style-name="T1">| Leaf Int</text:span></text:p>
            <text:p><text:span text:style-name="T1"/></text:p>
            <text:p><text:span text:style-name="T1">printTree tree = putStrLn "a tree"</text:span></text:p>
            <text:p><text:span text:style-name="T1"/></text:p>
            <text:p><text:span text:style-name="T1">main = do</text:span></text:p>
            <text:p><text:span text:style-name="T1"><text:s text:c="4"/></text:span><text:span text:style-name="T1">printTree $ Node (Node (Leaf 1) (Leaf 2))</text:span></text:p>
            <text:p><text:span text:style-name="T1"><text:s text:c="21"/></text:span><text:span text:style-name="T1">(Node (Leaf 3) (Leaf 4))</text:span></text:p>
          </draw:text-box>
        </draw:frame>
        <draw:line draw:style-name="gr3" draw:text-style-name="P2" draw:layer="layout" svg:x1="18.542cm" svg:y1="5.18cm" svg:x2="16.256cm" svg:y2="6.858cm">
          <text:p/>
        </draw:line>
        <draw:frame draw:style-name="gr4" draw:text-style-name="P3" draw:layer="layout" svg:width="3.884cm" svg:height="0.962cm" svg:x="18.787cm" svg:y="4.572cm">
          <draw:text-box>
            <text:p><text:span text:style-name="T2">1. Rekursiv</text:span></text:p>
          </draw:text-box>
        </draw:frame>
        <draw:line draw:style-name="gr3" draw:text-style-name="P2" draw:layer="layout" svg:x1="19.558cm" svg:y1="18.896cm" svg:x2="19.05cm" svg:y2="16.51cm">
          <text:p/>
        </draw:line>
        <draw:frame draw:style-name="gr4" draw:text-style-name="P3" draw:layer="layout" svg:width="6.073cm" svg:height="0.962cm" svg:x="19.803cm" svg:y="18.288cm">
          <draw:text-box>
            <text:p><text:span text:style-name="T2">2. Konstruera 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Pattern Matching på Data</text:p>
          </draw:text-box>
        </draw:frame>
        <draw:frame draw:style-name="gr2" draw:text-style-name="P1" draw:layer="layout" svg:width="20.066cm" svg:height="4.195cm" svg:x="3.978cm" svg:y="5.875cm">
          <draw:text-box>
            <text:p><text:span text:style-name="T1">printTree (Node left right) =</text:span></text:p>
            <text:p><text:span text:style-name="T1"><text:s text:c="4"/></text:span><text:span text:style-name="T1">printTree left &gt;&gt; printTree right</text:span></text:p>
            <text:p><text:span text:style-name="T1">printTree (Leaf n) =</text:span></text:p>
            <text:p><text:span text:style-name="T1"><text:s text:c="4"/></text:span><text:span text:style-name="T1">print n</text:span></text:p>
          </draw:text-box>
        </draw:frame>
        <draw:line draw:style-name="gr3" draw:text-style-name="P2" draw:layer="layout" svg:x1="17.34cm" svg:y1="10.892cm" svg:x2="15.054cm" svg:y2="8.352cm">
          <text:p/>
        </draw:line>
        <draw:frame draw:style-name="gr4" draw:text-style-name="P3" draw:layer="layout" svg:width="6.784cm" svg:height="0.962cm" svg:x="17.594cm" svg:y="10.384cm">
          <draw:text-box>
            <text:p><text:span text:style-name="T2">Kedja IO-operationer</text:span></text:p>
          </draw:text-box>
        </draw:frame>
        <draw:frame draw:style-name="gr4" draw:text-style-name="P7" draw:layer="layout" svg:width="14.751cm" svg:height="0.962cm" svg:x="4.318cm" svg:y="14.986cm">
          <draw:text-box>
            <text:p><text:span text:style-name="T6">Övning: Lägg till indentering (och djupare träd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4" draw:layer="layout" svg:width="25.199cm" svg:height="3.506cm" svg:x="1.4cm" svg:y="0.837cm" presentation:class="title" presentation:user-transformed="true">
          <draw:text-box>
            <text:p>Data (Record Syntax)</text:p>
          </draw:text-box>
        </draw:frame>
        <draw:frame draw:style-name="gr2" draw:text-style-name="P1" draw:layer="layout" svg:width="20.066cm" svg:height="9.125cm" svg:x="5.278cm" svg:y="7.676cm">
          <draw:text-box>
            <text:p><text:span text:style-name="T1">data Tape a = Tape</text:span></text:p>
            <text:p><text:span text:style-name="T1"><text:s text:c="4"/></text:span><text:span text:style-name="T1">{ currentPos <text:s text:c="2"/>:: Int</text:span></text:p>
            <text:p><text:span text:style-name="T1"><text:s text:c="4"/></text:span><text:span text:style-name="T1">, values <text:s text:c="6"/>:: M.Map Int a</text:span></text:p>
            <text:p><text:span text:style-name="T1"><text:s text:c="4"/></text:span><text:span text:style-name="T1">, defaultValue :: a</text:span></text:p>
            <text:p><text:span text:style-name="T1"><text:s text:c="4"/></text:span><text:span text:style-name="T1">}</text:span></text:p>
            <text:p><text:span text:style-name="T1"/></text:p>
            <text:p><text:span text:style-name="T7">data Tape a = Tape Int (M.Map Int a) a</text:span></text:p>
            <text:p><text:span text:style-name="T7"/></text:p>
            <text:p><text:span text:style-name="T1">currentPos (Tape 8 M.empty 0) == 8</text:span></text:p>
          </draw:text-box>
        </draw:frame>
        <draw:line draw:style-name="gr3" draw:text-style-name="P2" draw:layer="layout" svg:x1="13.746cm" svg:y1="5.796cm" svg:x2="11.206cm" svg:y2="7.32cm">
          <text:p/>
        </draw:line>
        <draw:frame draw:style-name="gr4" draw:text-style-name="P3" draw:layer="layout" svg:width="9.968cm" svg:height="0.962cm" svg:x="14.074cm" svg:y="5.288cm">
          <draw:text-box>
            <text:p><text:span text:style-name="T2">1. Liten bokstav, godtycklig typ</text:span></text:p>
          </draw:text-box>
        </draw:frame>
        <draw:line draw:style-name="gr3" draw:text-style-name="P2" draw:layer="layout" svg:x1="3.586cm" svg:y1="12.146cm" svg:x2="5.11cm" svg:y2="14.178cm">
          <text:p/>
        </draw:line>
        <draw:frame draw:style-name="gr4" draw:text-style-name="P3" draw:layer="layout" svg:width="5.828cm" svg:height="0.962cm" svg:x="1.708cm" svg:y="11.03cm">
          <draw:text-box>
            <text:p><text:span text:style-name="T2">2. Ekvivalent med</text:span></text:p>
          </draw:text-box>
        </draw:frame>
        <draw:line draw:style-name="gr3" draw:text-style-name="P2" draw:layer="layout" svg:x1="3.332cm" svg:y1="17.988cm" svg:x2="5.11cm" svg:y2="16.464cm">
          <text:p/>
        </draw:line>
        <draw:frame draw:style-name="gr4" draw:text-style-name="P3" draw:layer="layout" svg:width="9.108cm" svg:height="0.962cm" svg:x="2.062cm" svg:y="17.988cm">
          <draw:text-box>
            <text:p><text:span text:style-name="T2">3. Plus automatiska metod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0">
        <draw:frame presentation:style-name="pr4" draw:layer="layout" svg:width="25.199cm" svg:height="3.506cm" svg:x="1.4cm" svg:y="0.837cm" presentation:class="title">
          <draw:text-box>
            <text:p>Brainfuck (Wikipedia)</text:p>
          </draw:text-box>
        </draw:frame>
        <draw:frame presentation:style-name="pr5" draw:text-style-name="P8" draw:layer="layout" svg:width="25.199cm" svg:height="13.86cm" svg:x="1.4cm" svg:y="4.914cm" presentation:class="subtitle">
          <draw:text-box>
            <text:p text:style-name="P8"><text:span text:style-name="T8">The brainfuck programming language is an </text:span><text:span text:style-name="T9">esoteric</text:span><text:span text:style-name="T8"> programming language noted for its extreme </text:span><text:span text:style-name="T9">minimalism</text:span><text:span text:style-name="T8">. It is a Turing tarpit, designed to </text:span><text:span text:style-name="T9">challenge</text:span><text:span text:style-name="T8"> and </text:span><text:span text:style-name="T9">amuse</text:span><text:span text:style-name="T8"> programmers, and was not made to be suitable for practical us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Remsor</text:p>
          </draw:text-box>
        </draw:frame>
        <draw:custom-shape draw:style-name="gr5" draw:text-style-name="P2" draw:layer="layout" svg:width="13.462cm" svg:height="2.032cm" svg:x="8.118cm" svg:y="7.6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3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0.1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1.9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3.7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5.526cm" svg:y="7.8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326cm" svg:y="7.861cm">
          <text:p/>
          <draw:enhanced-geometry svg:viewBox="0 0 21600 21600" draw:type="rectangle" draw:enhanced-path="M 0 0 L 21600 0 21600 21600 0 21600 0 0 Z N"/>
        </draw:custom-shape>
        <draw:frame draw:style-name="gr4" draw:text-style-name="P9" draw:layer="layout" svg:width="2.09cm" svg:height="2.376cm" svg:x="19.094cm" svg:y="7.03cm">
          <draw:text-box>
            <text:p><text:span text:style-name="T10">...</text:span></text:p>
          </draw:text-box>
        </draw:frame>
        <draw:custom-shape draw:style-name="gr5" draw:text-style-name="P2" draw:layer="layout" svg:width="16.774cm" svg:height="2.032cm" svg:x="8.118cm" svg:y="11.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8.3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0.1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1.9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3.726cm" svg:y="12.061cm">
          <text:p/>
          <draw:enhanced-geometry svg:viewBox="0 0 21600 21600" draw:type="rectangle" draw:enhanced-path="M 0 0 L 21600 0 21600 21600 0 21600 0 0 Z N"/>
        </draw:custom-shape>
        <draw:frame draw:style-name="gr7" draw:text-style-name="P9" draw:layer="layout" svg:width="2.09cm" svg:height="2.376cm" svg:x="22.706cm" svg:y="11.176cm">
          <draw:text-box>
            <text:p><text:span text:style-name="T10">...</text:span></text:p>
          </draw:text-box>
        </draw:frame>
        <draw:frame draw:style-name="gr4" draw:text-style-name="P10" draw:layer="layout" svg:width="4.574cm" svg:height="1.352cm" svg:x="2.54cm" svg:y="12.192cm">
          <draw:text-box>
            <text:p text:style-name="P10"><text:span text:style-name="T11">Program:</text:span></text:p>
          </draw:text-box>
        </draw:frame>
        <draw:frame draw:style-name="gr4" draw:text-style-name="P10" draw:layer="layout" svg:width="2.864cm" svg:height="1.352cm" svg:x="2.47cm" svg:y="7.874cm">
          <draw:text-box>
            <text:p text:style-name="P10"><text:span text:style-name="T11">Data:</text:span></text:p>
          </draw:text-box>
        </draw:frame>
        <draw:custom-shape draw:style-name="gr6" draw:text-style-name="P2" draw:layer="layout" svg:width="1.524cm" svg:height="1.524cm" svg:x="15.5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7.3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19.126cm" svg:y="12.0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524cm" svg:height="1.524cm" svg:x="20.926cm" svg:y="12.061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.243cm" svg:height="1.673cm" svg:x="8.368cm" svg:y="12.035cm">
          <draw:text-box>
            <text:p text:style-name="P11"><text:span text:style-name="T12">&lt;</text:span></text:p>
          </draw:text-box>
        </draw:frame>
        <draw:frame draw:style-name="gr8" draw:text-style-name="P11" draw:layer="layout" svg:width="1.243cm" svg:height="1.673cm" svg:x="10.269cm" svg:y="12.036cm">
          <draw:text-box>
            <text:p text:style-name="P11"><text:span text:style-name="T12">&gt;</text:span></text:p>
          </draw:text-box>
        </draw:frame>
        <draw:frame draw:style-name="gr8" draw:text-style-name="P11" draw:layer="layout" svg:width="1.243cm" svg:height="1.673cm" svg:x="12.169cm" svg:y="12.018cm">
          <draw:text-box>
            <text:p text:style-name="P11"><text:span text:style-name="T12">+</text:span></text:p>
          </draw:text-box>
        </draw:frame>
        <draw:frame draw:style-name="gr8" draw:text-style-name="P11" draw:layer="layout" svg:width="0.925cm" svg:height="1.673cm" svg:x="14.069cm" svg:y="11.936cm">
          <draw:text-box>
            <text:p text:style-name="P11"><text:span text:style-name="T12">-</text:span></text:p>
          </draw:text-box>
        </draw:frame>
        <draw:frame draw:style-name="gr8" draw:text-style-name="P11" draw:layer="layout" svg:width="0.853cm" svg:height="1.673cm" svg:x="15.969cm" svg:y="11.936cm">
          <draw:text-box>
            <text:p text:style-name="P11"><text:span text:style-name="T12">.</text:span></text:p>
          </draw:text-box>
        </draw:frame>
        <draw:frame draw:style-name="gr8" draw:text-style-name="P11" draw:layer="layout" svg:width="0.853cm" svg:height="1.673cm" svg:x="17.569cm" svg:y="11.936cm">
          <draw:text-box>
            <text:p text:style-name="P11"><text:span text:style-name="T12">,</text:span></text:p>
          </draw:text-box>
        </draw:frame>
        <draw:frame draw:style-name="gr8" draw:text-style-name="P11" draw:layer="layout" svg:width="0.853cm" svg:height="1.673cm" svg:x="19.451cm" svg:y="11.895cm">
          <draw:text-box>
            <text:p text:style-name="P11"><text:span text:style-name="T12">[</text:span></text:p>
          </draw:text-box>
        </draw:frame>
        <draw:frame draw:style-name="gr8" draw:text-style-name="P11" draw:layer="layout" svg:width="0.853cm" svg:height="1.673cm" svg:x="21.315cm" svg:y="11.872cm">
          <draw:text-box>
            <text:p text:style-name="P11"><text:span text:style-name="T12">]</text:span></text:p>
          </draw:text-box>
        </draw:frame>
        <draw:frame draw:style-name="gr8" draw:text-style-name="P11" draw:layer="layout" svg:width="1.209cm" svg:height="1.673cm" svg:x="8.536cm" svg:y="7.761cm">
          <draw:text-box>
            <text:p text:style-name="P11"><text:span text:style-name="T12">0</text:span></text:p>
          </draw:text-box>
        </draw:frame>
        <draw:frame draw:style-name="gr8" draw:text-style-name="P11" draw:layer="layout" svg:width="1.209cm" svg:height="1.673cm" svg:x="10.337cm" svg:y="7.762cm">
          <draw:text-box>
            <text:p text:style-name="P11"><text:span text:style-name="T12">0</text:span></text:p>
          </draw:text-box>
        </draw:frame>
        <draw:frame draw:style-name="gr8" draw:text-style-name="P11" draw:layer="layout" svg:width="1.209cm" svg:height="1.673cm" svg:x="12.137cm" svg:y="7.762cm">
          <draw:text-box>
            <text:p text:style-name="P11"><text:span text:style-name="T12">0</text:span></text:p>
          </draw:text-box>
        </draw:frame>
        <draw:frame draw:style-name="gr8" draw:text-style-name="P11" draw:layer="layout" svg:width="1.209cm" svg:height="1.673cm" svg:x="13.937cm" svg:y="7.762cm">
          <draw:text-box>
            <text:p text:style-name="P11"><text:span text:style-name="T12">0</text:span></text:p>
          </draw:text-box>
        </draw:frame>
        <draw:frame draw:style-name="gr8" draw:text-style-name="P11" draw:layer="layout" svg:width="1.209cm" svg:height="1.673cm" svg:x="15.737cm" svg:y="7.762cm">
          <draw:text-box>
            <text:p text:style-name="P11"><text:span text:style-name="T12">0</text:span></text:p>
          </draw:text-box>
        </draw:frame>
        <draw:frame draw:style-name="gr8" draw:text-style-name="P11" draw:layer="layout" svg:width="1.209cm" svg:height="1.673cm" svg:x="17.437cm" svg:y="7.762cm">
          <draw:text-box>
            <text:p text:style-name="P11"><text:span text:style-name="T12">0</text:span></text:p>
          </draw:text-box>
        </draw:frame>
        <draw:line draw:style-name="gr3" draw:text-style-name="P2" draw:layer="layout" svg:x1="9.144cm" svg:y1="10.922cm" svg:x2="9.144cm" svg:y2="9.652cm">
          <text:p/>
        </draw:line>
        <draw:line draw:style-name="gr3" draw:text-style-name="P2" draw:layer="layout" svg:x1="9.144cm" svg:y1="15.122cm" svg:x2="9.144cm" svg:y2="13.852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draw:style-name="gr9" draw:text-style-name="P13" draw:layer="layout" svg:width="25.926cm" svg:height="15.247cm" svg:x="1.206cm" svg:y="5.272cm">
          <draw:text-box>
            <text:p text:style-name="P12"><text:span text:style-name="T13">+++++ +++++ <text:s text:c="12"/>initialize counter (cell #0) to 10</text:span></text:p>
            <text:p text:style-name="P12"><text:span text:style-name="T13">[ <text:s text:c="22"/>use loop to set the next four cells to 70/100/30/10</text:span></text:p>
            <text:p text:style-name="P12"><text:span text:style-name="T13"><text:s text:c="4"/></text:span><text:span text:style-name="T13">&gt; +++++ ++ <text:s text:c="13"/>add <text:s/>7 to cell #1</text:span></text:p>
            <text:p text:style-name="P12"><text:span text:style-name="T13"><text:s text:c="4"/></text:span><text:span text:style-name="T13">&gt; +++++ +++++ <text:s text:c="10"/>add 10 to cell #2</text:span></text:p>
            <text:p text:style-name="P12"><text:span text:style-name="T13"><text:s text:c="4"/></text:span><text:span text:style-name="T13">&gt; +++ <text:s text:c="18"/>add <text:s/>3 to cell #3</text:span></text:p>
            <text:p text:style-name="P12"><text:span text:style-name="T13"><text:s text:c="4"/></text:span><text:span text:style-name="T13">&gt; + <text:s text:c="20"/>add <text:s/>1 to cell #4</text:span></text:p>
            <text:p text:style-name="P12"><text:span text:style-name="T13"><text:s text:c="4"/></text:span><text:span text:style-name="T13">&lt;&lt;&lt;&lt; - <text:s text:c="17"/>decrement counter (cell #0)</text:span></text:p>
            <text:p text:style-name="P12"><text:span text:style-name="T13">]</text:span></text:p>
            <text:p text:style-name="P12"><text:span text:style-name="T13">&gt; ++ . <text:s text:c="17"/>print 'H'</text:span></text:p>
            <text:p text:style-name="P12"><text:span text:style-name="T13">&gt; + . <text:s text:c="18"/>print 'e'</text:span></text:p>
            <text:p text:style-name="P12"><text:span text:style-name="T13">+++++ ++ . <text:s text:c="13"/>print 'l'</text:span></text:p>
            <text:p text:style-name="P12"><text:span text:style-name="T13">. <text:s text:c="22"/>print 'l'</text:span></text:p>
            <text:p text:style-name="P12"><text:span text:style-name="T13">+++ . <text:s text:c="18"/>print 'o'</text:span></text:p>
            <text:p text:style-name="P12"><text:span text:style-name="T13">&gt; ++ . <text:s text:c="17"/>print ' '</text:span></text:p>
            <text:p text:style-name="P12"><text:span text:style-name="T13">&lt;&lt; +++++ +++++ +++++ . <text:s/>print 'W'</text:span></text:p>
            <text:p text:style-name="P12"><text:span text:style-name="T13">&gt; . <text:s text:c="20"/>print 'o'</text:span></text:p>
            <text:p text:style-name="P12"><text:span text:style-name="T13">+++ . <text:s text:c="18"/>print 'r'</text:span></text:p>
            <text:p text:style-name="P12"><text:span text:style-name="T13">----- - . <text:s text:c="14"/>print 'l'</text:span></text:p>
            <text:p text:style-name="P12"><text:span text:style-name="T13">----- --- . <text:s text:c="12"/>print 'd'</text:span></text:p>
            <text:p text:style-name="P12"><text:span text:style-name="T13">&gt; + . <text:s text:c="18"/>print '!'</text:span></text:p>
            <text:p text:style-name="P12"><text:span text:style-name="T13">&gt; . <text:s text:c="20"/>print '\n'</text:span></text:p>
            <text:p text:style-name="P12"><text:span text:style-name="T13"/></text:p>
            <text:p text:style-name="P12"><text:span text:style-name="T13"/></text:p>
          </draw:text-box>
        </draw:frame>
        <draw:custom-shape draw:style-name="gr5" draw:text-style-name="P2" draw:layer="layout" svg:width="11.421cm" svg:height="1.724cm" svg:x="14.478cm" svg:y="13.6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4.654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6.182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7.709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19.236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20.763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293cm" svg:height="1.293cm" svg:x="22.29cm" svg:y="13.8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4" draw:layer="layout" svg:width="1.773cm" svg:height="2.016cm" svg:x="23.79cm" svg:y="13.251cm">
          <draw:text-box>
            <text:p text:style-name="P14"><text:span text:style-name="T14">...</text:span></text:p>
          </draw:text-box>
        </draw:frame>
        <draw:frame draw:style-name="gr11" draw:text-style-name="P11" draw:layer="layout" svg:width="1.025cm" svg:height="1.673cm" svg:x="14.733cm" svg:y="13.671cm">
          <draw:text-box>
            <text:p text:style-name="P11"><text:span text:style-name="T12">0</text:span></text:p>
          </draw:text-box>
        </draw:frame>
        <draw:frame draw:style-name="gr12" draw:text-style-name="P11" draw:layer="layout" svg:width="1.025cm" svg:height="1.673cm" svg:x="16.261cm" svg:y="13.672cm">
          <draw:text-box>
            <text:p text:style-name="P11"><text:span text:style-name="T12">0</text:span></text:p>
          </draw:text-box>
        </draw:frame>
        <draw:frame draw:style-name="gr12" draw:text-style-name="P11" draw:layer="layout" svg:width="1.025cm" svg:height="1.673cm" svg:x="17.788cm" svg:y="13.672cm">
          <draw:text-box>
            <text:p text:style-name="P11"><text:span text:style-name="T12">0</text:span></text:p>
          </draw:text-box>
        </draw:frame>
        <draw:frame draw:style-name="gr12" draw:text-style-name="P11" draw:layer="layout" svg:width="1.026cm" svg:height="1.673cm" svg:x="19.315cm" svg:y="13.672cm">
          <draw:text-box>
            <text:p text:style-name="P11"><text:span text:style-name="T12">0</text:span></text:p>
          </draw:text-box>
        </draw:frame>
        <draw:frame draw:style-name="gr12" draw:text-style-name="P11" draw:layer="layout" svg:width="1.026cm" svg:height="1.673cm" svg:x="20.842cm" svg:y="13.672cm">
          <draw:text-box>
            <text:p text:style-name="P11"><text:span text:style-name="T12">0</text:span></text:p>
          </draw:text-box>
        </draw:frame>
        <draw:frame draw:style-name="gr12" draw:text-style-name="P11" draw:layer="layout" svg:width="1.026cm" svg:height="1.673cm" svg:x="22.284cm" svg:y="13.672cm">
          <draw:text-box>
            <text:p text:style-name="P11"><text:span text:style-name="T12">0</text:span></text:p>
          </draw:text-box>
        </draw:frame>
        <draw:line draw:style-name="gr3" draw:text-style-name="P2" draw:layer="layout" svg:x1="15.348cm" svg:y1="16.453cm" svg:x2="15.348cm" svg:y2="15.376cm">
          <text:p/>
        </draw:line>
        <draw:frame draw:style-name="gr11" draw:text-style-name="P15" draw:layer="layout" svg:width="2.03cm" svg:height="1.42cm" svg:x="14.634cm" svg:y="12.572cm">
          <draw:text-box>
            <text:p text:style-name="P15"><text:span text:style-name="T15">#0</text:span></text:p>
          </draw:text-box>
        </draw:frame>
        <draw:frame draw:style-name="gr11" draw:text-style-name="P15" draw:layer="layout" svg:width="2.03cm" svg:height="1.42cm" svg:x="16.234cm" svg:y="12.572cm">
          <draw:text-box>
            <text:p text:style-name="P15"><text:span text:style-name="T15">#1</text:span></text:p>
          </draw:text-box>
        </draw:frame>
        <draw:frame draw:style-name="gr11" draw:text-style-name="P15" draw:layer="layout" svg:width="2.03cm" svg:height="1.42cm" svg:x="17.734cm" svg:y="12.572cm">
          <draw:text-box>
            <text:p text:style-name="P15"><text:span text:style-name="T15">#2</text:span></text:p>
          </draw:text-box>
        </draw:frame>
        <draw:frame draw:style-name="gr11" draw:text-style-name="P15" draw:layer="layout" svg:width="2.03cm" svg:height="1.42cm" svg:x="19.234cm" svg:y="12.572cm">
          <draw:text-box>
            <text:p text:style-name="P15"><text:span text:style-name="T15">#3</text:span></text:p>
          </draw:text-box>
        </draw:frame>
        <draw:frame draw:style-name="gr11" draw:text-style-name="P15" draw:layer="layout" svg:width="2.03cm" svg:height="1.42cm" svg:x="20.734cm" svg:y="12.572cm">
          <draw:text-box>
            <text:p text:style-name="P15"><text:span text:style-name="T15">#4</text:span></text:p>
          </draw:text-box>
        </draw:frame>
        <draw:frame draw:style-name="gr11" draw:text-style-name="P15" draw:layer="layout" svg:width="2.03cm" svg:height="1.42cm" svg:x="22.134cm" svg:y="12.572cm">
          <draw:text-box>
            <text:p text:style-name="P15"><text:span text:style-name="T15">#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iljö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<text:span text:style-name="T16">./run-tests.sh versions/your_version</text:span></text:p>
              </text:list-item>
              <text:list-item>
                <text:p>Utgå från</text:p>
                <text:list>
                  <text:list-item>
                    <text:p>template (allt från scratch)</text:p>
                  </text:list-item>
                  <text:list-item>
                    <text:p>workshop (lite saker definiera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ickard Lindberg</meta:initial-creator>
    <meta:creation-date>2012-06-10T16:36:12</meta:creation-date>
    <meta:editing-duration>PT3H10M29S</meta:editing-duration>
    <meta:editing-cycles>67</meta:editing-cycles>
    <dc:date>2012-06-11T16:02:56</dc:date>
    <meta:generator>LibreOffice/3.4$Unix LibreOffice_project/340m1$Build-502</meta:generator>
    <meta:document-statistic meta:object-count="161"/>
  </office:meta>
</office:document-meta>
</file>